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draw:marker-start-width="0.276cm" draw:marker-end-width="0.276cm" draw:fill="solid" draw:fill-color="#ffffff" draw:opacity="70%" draw:textarea-horizontal-align="justify" draw:textarea-vertical-align="middle" draw:auto-grow-height="false" fo:padding-top="0.15cm" fo:padding-bottom="0.15cm" fo:padding-left="0.275cm" fo:padding-right="0.275cm" draw:shadow-opacity="70%"/>
    </style:style>
    <style:style style:name="gr3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0cm"/>
    </style:style>
    <style:style style:name="gr5" style:family="graphic" style:parent-style-name="standard">
      <style:graphic-properties svg:stroke-width="0.051cm" draw:marker-start-width="0.276cm" draw:marker-end-width="0.276cm" draw:fill="solid" draw:fill-color="#ffffff" draw:opacity="7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7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 fo:font-size="32pt" style:font-size-asian="32pt" style:font-size-complex="32pt"/>
    </style:style>
    <style:style style:name="P3" style:family="paragraph">
      <style:text-properties fo:font-size="36pt" style:font-size-asian="36pt" style:font-size-complex="36pt"/>
    </style:style>
    <style:style style:name="T1" style:family="text">
      <style:text-properties style:use-window-font-color="true"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304cm" svg:height="8.382cm" svg:x="0.873cm" svg:y="0.7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cm" svg:height="2.032cm" svg:x="1.006cm" svg:y="0.8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72cm" svg:height="1.524cm" svg:x="1.254cm" svg:y="1.127cm">
          <text:p text:style-name="P1">UAV Enabled 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3cm" svg:height="1.524cm" svg:x="5.953cm" svg:y="1.127cm">
          <text:p text:style-name="P1">Step length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3cm" svg:height="1.524cm" svg:x="9.763cm" svg:y="1.127cm">
          <text:p text:style-name="P1">Angle 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3cm" svg:height="1.524cm" svg:x="16.113cm" svg:y="1.127cm">
          <text:p text:style-name="P1">Angle N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442cm" svg:height="1.517cm" svg:x="14.163cm" svg:y="1.254cm">
          <draw:text-box>
            <text:p><text:span text:style-name="T1">...</text:span></text:p>
          </draw:text-box>
        </draw:frame>
        <draw:custom-shape draw:style-name="gr2" draw:text-style-name="P1" draw:layer="layout" svg:width="19cm" svg:height="2.032cm" svg:x="1.006cm" svg:y="3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72cm" svg:height="1.524cm" svg:x="1.254cm" svg:y="3.286cm">
          <text:p text:style-name="P1">UAV Enabled 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3cm" svg:height="1.524cm" svg:x="5.953cm" svg:y="3.286cm">
          <text:p text:style-name="P1">Step length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3cm" svg:height="1.524cm" svg:x="9.763cm" svg:y="3.286cm">
          <text:p text:style-name="P1">Angle 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3cm" svg:height="1.524cm" svg:x="16.113cm" svg:y="3.286cm">
          <text:p text:style-name="P1">Angle N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442cm" svg:height="1.517cm" svg:x="14.163cm" svg:y="3.413cm">
          <draw:text-box>
            <text:p><text:span text:style-name="T1">...</text:span></text:p>
          </draw:text-box>
        </draw:frame>
        <draw:custom-shape draw:style-name="gr5" draw:text-style-name="P1" draw:layer="layout" svg:width="19cm" svg:height="2.032cm" svg:x="1.006cm" svg:y="6.9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72cm" svg:height="1.524cm" svg:x="1.254cm" svg:y="7.223cm">
          <text:p text:style-name="P1">UAV Enabled 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3cm" svg:height="1.524cm" svg:x="5.953cm" svg:y="7.223cm">
          <text:p text:style-name="P1">Step length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3cm" svg:height="1.524cm" svg:x="9.763cm" svg:y="7.223cm">
          <text:p text:style-name="P1">Angle 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3cm" svg:height="1.524cm" svg:x="16.113cm" svg:y="7.223cm">
          <text:p text:style-name="P1">Angle N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442cm" svg:height="1.517cm" svg:x="14.163cm" svg:y="7.35cm">
          <draw:text-box>
            <text:p><text:span text:style-name="T1">...</text:span></text:p>
          </draw:text-box>
        </draw:frame>
        <draw:frame draw:style-name="gr6" draw:text-style-name="P3" draw:layer="layout" svg:width="1.912cm" svg:height="1.673cm" draw:transform="rotate (-1.56538580611371) translate (2.927cm 5.302cm)">
          <draw:text-box>
            <text:p><text:span text:style-name="T2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f" draw:marker-start-width="0.2cm" draw:marker-start-center="false" draw:marker-end-width="0.2cm" draw:marker-end-center="false" draw:fill="solid" draw:fill-color="#3399f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="Small_20_Arrow" draw:marker-end-width="0.457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9.7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lense </meta:initial-creator>
    <meta:creation-date>2013-11-18T18:11:29</meta:creation-date>
    <dc:date>2014-11-24T11:11:25.566423947</dc:date>
    <dc:creator>falense </dc:creator>
    <meta:editing-duration>PT5M14S</meta:editing-duration>
    <meta:editing-cycles>6</meta:editing-cycles>
    <meta:generator>LibreOffice/4.2.7.2$Linux_X86_64 LibreOffice_project/420m0$Build-2</meta:generator>
    <meta:document-statistic meta:object-count="20"/>
  </office:meta>
</office:document-meta>
</file>